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36cm" fo:break-before="auto" style:use-optimal-row-height="fals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1.947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*</text:p>
          </table:table-cell>
          <table:table-cell table:style-name="ce16" office:value-type="string">
            <text:p>file_name</text:p>
          </table:table-cell>
          <table:table-cell table:style-name="ce33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2-03-23_21-21-00_000.jpg</text:p>
          </table:table-cell>
          <table:table-cell table:style-name="ce25" office:value-type="string">
            <text:p><text:s/>:m 食べた物 </text:p>
          </table:table-cell>
          <table:table-cell table:style-name="ce26"/>
          <table:table-cell table:style-name="ce10"/>
          <table:table-cell table:style-name="ce10"/>
          <table:table-cell table:style-name="ce48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2022-03-24_01-18-23_000.jpg</text:p>
          </table:table-cell>
          <table:table-cell table:style-name="ce25" office:value-type="string">
            <text:p>:m :PHOTO 寝た時刻 / 2022</text:p>
          </table:table-cell>
          <table:table-cell table:style-name="ce26"/>
          <table:table-cell table:style-name="ce10"/>
          <table:table-cell table:style-name="ce10"/>
          <table:table-cell table:style-name="ce48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8" office:value-type="string">
            <text:p>2022-03-24_04-56-16_000.jpg</text:p>
          </table:table-cell>
          <table:table-cell table:style-name="ce27" office:value-type="string">
            <text:p>:m :PHOTO 起きた時刻（夜中） / 202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4]=&quot;&quot;;[.C4];CONCATENATE([.C4];&quot; / &quot;;[.E4]))" office:value-type="string" office:string-value=":m :PHOTO 起きた時刻（夜中） / 2022">
            <text:p>:m :PHOTO 起きた時刻（夜中）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8" office:value-type="string">
            <text:p>2022-03-24_08-07-22_000.jpg</text:p>
          </table:table-cell>
          <table:table-cell table:style-name="ce25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48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8" office:value-type="string">
            <text:p>2022-03-24_12-21-24_000.jpg</text:p>
          </table:table-cell>
          <table:table-cell table:style-name="ce25" office:value-type="string">
            <text:p><text:s/>:m :PHOTO 起きた時刻（二度寝） / 202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6]=&quot;&quot;;[.C6];CONCATENATE([.C6];&quot; / &quot;;[.E6]))" office:value-type="string" office:string-value=" :m :PHOTO 起きた時刻（二度寝） / 2022">
            <text:p><text:s/>:m :PHOTO 起きた時刻（二度寝）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 office:value-type="string">
            <text:p>2022-03-24_15-11-20_000.jpg</text:p>
          </table:table-cell>
          <table:table-cell table:style-name="ce34" office:value-type="string">
            <text:p>:m :篠笛,shinobue #*# / session-memo / s.1~s.3 / picture:kan:h-6_7</text:p>
          </table:table-cell>
          <table:table-cell table:style-name="ce25"/>
          <table:table-cell table:style-name="ce10"/>
          <table:table-cell table:style-name="ce10"/>
          <table:table-cell table:style-name="ce48" table:formula="of:=IF([.E7]=&quot;&quot;;[.C7];CONCATENATE([.C7];&quot; / &quot;;[.E7]))" office:value-type="string" office:string-value=":m :篠笛,shinobue #*# / session-memo / s.1~s.3 / picture:kan:h-6_7">
            <text:p>:m :篠笛,shinobue #*# / session-memo / s.1~s.3 / picture:kan:h-6_7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8" office:value-type="string">
            <text:p>2022-03-24_15-45-21_000.jpg</text:p>
          </table:table-cell>
          <table:table-cell table:style-name="ce34" office:value-type="string">
            <text:p><text:s/>:m 東和 PHOTO / 220318f / 古淵駅 / 木曽東有料老人ホーム新築 / １名 / 鹿島環境設備（三恵建設） / 日報</text:p>
          </table:table-cell>
          <table:table-cell table:style-name="ce25"/>
          <table:table-cell table:style-name="ce10"/>
          <table:table-cell table:style-name="ce10"/>
          <table:table-cell table:style-name="ce48" table:formula="of:=IF([.E8]=&quot;&quot;;[.C8];CONCATENATE([.C8];&quot; / &quot;;[.E8]))" office:value-type="string" office:string-value=" :m 東和 PHOTO / 220318f / 古淵駅 / 木曽東有料老人ホーム新築 / １名 / 鹿島環境設備（三恵建設） / 日報">
            <text:p><text:s/>:m 東和 PHOTO / 220318f / 古淵駅 / 木曽東有料老人ホーム新築 / １名 / 鹿島環境設備（三恵建設） / 日報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8" office:value-type="string">
            <text:p>2022-03-24_18-39-42_000.mp4</text:p>
          </table:table-cell>
          <table:table-cell table:style-name="ce34" office:value-type="string">
            <text:p>:VIDEO / @自室 / 記録 / jap.flute / 演奏、play / R=1 / genr=prac,i.f.=~,Re+,other=~</text:p>
          </table:table-cell>
          <table:table-cell table:style-name="ce25"/>
          <table:table-cell table:style-name="ce10"/>
          <table:table-cell table:style-name="ce10"/>
          <table:table-cell table:style-name="ce48" table:formula="of:=IF([.E9]=&quot;&quot;;[.C9];CONCATENATE([.C9];&quot; / &quot;;[.E9]))" office:value-type="string" office:string-value=":VIDEO / @自室 / 記録 / jap.flute / 演奏、play / R=1 / genr=prac,i.f.=~,Re+,other=~">
            <text:p>:VIDEO / @自室 / 記録 / jap.flute / 演奏、play / R=1 / genr=prac,i.f.=~,Re+,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8" office:value-type="string">
            <text:p>2022-03-24_19-02-22_000.jpg</text:p>
          </table:table-cell>
          <table:table-cell table:style-name="ce34" office:value-type="string">
            <text:p>:m :篠笛,shinobue #*# / session-memo / s.1~s.5 / picture:otsu:h-0</text:p>
          </table:table-cell>
          <table:table-cell table:style-name="ce25"/>
          <table:table-cell table:style-name="ce10"/>
          <table:table-cell table:style-name="ce10"/>
          <table:table-cell table:style-name="ce48" table:formula="of:=IF([.E10]=&quot;&quot;;[.C10];CONCATENATE([.C10];&quot; / &quot;;[.E10]))" office:value-type="string" office:string-value=":m :篠笛,shinobue #*# / session-memo / s.1~s.5 / picture:otsu:h-0">
            <text:p>:m :篠笛,shinobue #*# / session-memo / s.1~s.5 / picture:otsu:h-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11]=&quot;&quot;;[.C11];CONCATENATE([.C11];&quot; / &quot;;[.E11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2]=&quot;&quot;;[.C12];CONCATENATE([.C12];&quot; / &quot;;[.E12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3]=&quot;&quot;;[.C13];CONCATENATE([.C13];&quot; / &quot;;[.E13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4]=&quot;&quot;;[.C14];CONCATENATE([.C14];&quot; / &quot;;[.E14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5]=&quot;&quot;;[.C15];CONCATENATE([.C15];&quot; / &quot;;[.E15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6]=&quot;&quot;;[.C16];CONCATENATE([.C16];&quot; / &quot;;[.E16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7]=&quot;&quot;;[.C17];CONCATENATE([.C17];&quot; / &quot;;[.E17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18]=&quot;&quot;;[.C18];CONCATENATE([.C18];&quot; / &quot;;[.E1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19]=&quot;&quot;;[.C19];CONCATENATE([.C19];&quot; / &quot;;[.E1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0]=&quot;&quot;;[.C20];CONCATENATE([.C20];&quot; / &quot;;[.E2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21]=&quot;&quot;;[.C21];CONCATENATE([.C21];&quot; / &quot;;[.E2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27"/>
          <table:table-cell table:style-name="ce10"/>
          <table:table-cell table:style-name="ce10"/>
          <table:table-cell table:style-name="ce48" table:formula="of:=IF([.E22]=&quot;&quot;;[.C22];CONCATENATE([.C22];&quot; / &quot;;[.E2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23]=&quot;&quot;;[.C23];CONCATENATE([.C23];&quot; / &quot;;[.E2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24]=&quot;&quot;;[.C24];CONCATENATE([.C24];&quot; / &quot;;[.E2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5]=&quot;&quot;;[.C25];CONCATENATE([.C25];&quot; / &quot;;[.E2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6]=&quot;&quot;;[.C26];CONCATENATE([.C26];&quot; / &quot;;[.E2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7]=&quot;&quot;;[.C27];CONCATENATE([.C27];&quot; / &quot;;[.E2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28]=&quot;&quot;;[.C28];CONCATENATE([.C28];&quot; / &quot;;[.E2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29]=&quot;&quot;;[.C29];CONCATENATE([.C29];&quot; / &quot;;[.E2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 table:formula="of:=[.F30]" office:value-type="float" office:value="0">
            <text:p>0</text:p>
          </table:table-cell>
          <table:table-cell table:style-name="ce10"/>
          <table:table-cell table:style-name="ce48" table:formula="of:=IF([.E30]=&quot;&quot;;[.C30];CONCATENATE([.C30];&quot; / &quot;;[.E3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 table:formula="of:=[.F31]" office:value-type="float" office:value="0">
            <text:p>0</text:p>
          </table:table-cell>
          <table:table-cell table:style-name="ce10"/>
          <table:table-cell table:style-name="ce48" table:formula="of:=IF([.E31]=&quot;&quot;;[.C31];CONCATENATE([.C31];&quot; / &quot;;[.E3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 table:formula="of:=[.F32]" office:value-type="float" office:value="0">
            <text:p>0</text:p>
          </table:table-cell>
          <table:table-cell table:style-name="ce10"/>
          <table:table-cell table:style-name="ce48" table:formula="of:=IF([.E32]=&quot;&quot;;[.C32];CONCATENATE([.C32];&quot; / &quot;;[.E3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 table:formula="of:=[.F33]" office:value-type="float" office:value="0">
            <text:p>0</text:p>
          </table:table-cell>
          <table:table-cell table:style-name="ce10"/>
          <table:table-cell table:style-name="ce48" table:formula="of:=IF([.E33]=&quot;&quot;;[.C33];CONCATENATE([.C33];&quot; / &quot;;[.E3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34]" office:value-type="float" office:value="0">
            <text:p>0</text:p>
          </table:table-cell>
          <table:table-cell table:style-name="ce10"/>
          <table:table-cell table:style-name="ce48" table:formula="of:=IF([.E34]=&quot;&quot;;[.C34];CONCATENATE([.C34];&quot; / &quot;;[.E3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35]=&quot;&quot;;[.C35];CONCATENATE([.C35];&quot; / &quot;;[.E3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36]=&quot;&quot;;[.C36];CONCATENATE([.C36];&quot; / &quot;;[.E3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7]=&quot;&quot;;[.C37];CONCATENATE([.C37];&quot; / &quot;;[.E3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8]=&quot;&quot;;[.C38];CONCATENATE([.C38];&quot; / &quot;;[.E3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9]=&quot;&quot;;[.C39];CONCATENATE([.C39];&quot; / &quot;;[.E3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40]=&quot;&quot;;[.C40];CONCATENATE([.C40];&quot; / &quot;;[.E4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1]=&quot;&quot;;[.C41];CONCATENATE([.C41];&quot; / &quot;;[.E4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2]=&quot;&quot;;[.C42];CONCATENATE([.C42];&quot; / &quot;;[.E4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3]=&quot;&quot;;[.C43];CONCATENATE([.C43];&quot; / &quot;;[.E4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4]=&quot;&quot;;[.C44];CONCATENATE([.C44];&quot; / &quot;;[.E4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5]=&quot;&quot;;[.C45];CONCATENATE([.C45];&quot; / &quot;;[.E4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6]=&quot;&quot;;[.C46];CONCATENATE([.C46];&quot; / &quot;;[.E4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8"/>
          <table:table-cell table:style-name="ce10"/>
          <table:table-cell table:style-name="ce10"/>
          <table:table-cell table:style-name="ce48" table:formula="of:=IF([.E47]=&quot;&quot;;[.C47];CONCATENATE([.C47];&quot; / &quot;;[.E4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8]=&quot;&quot;;[.C48];CONCATENATE([.C48];&quot; / &quot;;[.E4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9]=&quot;&quot;;[.C49];CONCATENATE([.C49];&quot; / &quot;;[.E4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50]=&quot;&quot;;[.C50];CONCATENATE([.C50];&quot; / &quot;;[.E5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1]=&quot;&quot;;[.C51];CONCATENATE([.C51];&quot; / &quot;;[.E5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2]=&quot;&quot;;[.C52];CONCATENATE([.C52];&quot; / &quot;;[.E5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14"/>
          <table:table-cell table:style-name="ce10"/>
          <table:table-cell table:style-name="ce10"/>
          <table:table-cell table:style-name="ce48" table:formula="of:=IF([.E53]=&quot;&quot;;[.C53];CONCATENATE([.C53];&quot; / &quot;;[.E5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4]=&quot;&quot;;[.C54];CONCATENATE([.C54];&quot; / &quot;;[.E5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5]=&quot;&quot;;[.C55];CONCATENATE([.C55];&quot; / &quot;;[.E5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6]=&quot;&quot;;[.C56];CONCATENATE([.C56];&quot; / &quot;;[.E5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7]=&quot;&quot;;[.C57];CONCATENATE([.C57];&quot; / &quot;;[.E5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8]=&quot;&quot;;[.C58];CONCATENATE([.C58];&quot; / &quot;;[.E5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9]=&quot;&quot;;[.C59];CONCATENATE([.C59];&quot; / &quot;;[.E5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0]=&quot;&quot;;[.C60];CONCATENATE([.C60];&quot; / &quot;;[.E6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1]=&quot;&quot;;[.C61];CONCATENATE([.C61];&quot; / &quot;;[.E6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46"/>
          <table:table-cell table:style-name="ce10"/>
          <table:table-cell table:style-name="ce10"/>
          <table:table-cell table:style-name="ce48" table:formula="of:=IF([.E62]=&quot;&quot;;[.C62];CONCATENATE([.C62];&quot; / &quot;;[.E6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63]=&quot;&quot;;[.C63];CONCATENATE([.C63];&quot; / &quot;;[.E6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64]=&quot;&quot;;[.C64];CONCATENATE([.C64];&quot; / &quot;;[.E6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5]=&quot;&quot;;[.C65];CONCATENATE([.C65];&quot; / &quot;;[.E6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6]=&quot;&quot;;[.C66];CONCATENATE([.C66];&quot; / &quot;;[.E6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7]=&quot;&quot;;[.C67];CONCATENATE([.C67];&quot; / &quot;;[.E6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8]=&quot;&quot;;[.C68];CONCATENATE([.C68];&quot; / &quot;;[.E6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9]=&quot;&quot;;[.C69];CONCATENATE([.C69];&quot; / &quot;;[.E6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0]=&quot;&quot;;[.C70];CONCATENATE([.C70];&quot; / &quot;;[.E7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1]=&quot;&quot;;[.C71];CONCATENATE([.C71];&quot; / &quot;;[.E7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2]=&quot;&quot;;[.C72];CONCATENATE([.C72];&quot; / &quot;;[.E7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3]=&quot;&quot;;[.C73];CONCATENATE([.C73];&quot; / &quot;;[.E7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4]=&quot;&quot;;[.C74];CONCATENATE([.C74];&quot; / &quot;;[.E7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5]=&quot;&quot;;[.C75];CONCATENATE([.C75];&quot; / &quot;;[.E7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number-columns-repeated="2" table:style-name="ce18" office:value-type="string">
            <text:p>**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6]=&quot;&quot;;[.C76];CONCATENATE([.C76];&quot; / &quot;;[.E76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7]=&quot;&quot;;[.C77];CONCATENATE([.C77];&quot; / &quot;;[.E7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8"/>
          <table:table-cell table:style-name="ce27"/>
          <table:table-cell table:style-name="ce10"/>
          <table:table-cell table:style-name="ce10"/>
          <table:table-cell table:style-name="ce48" table:formula="of:=IF([.E78]=&quot;&quot;;[.C78];CONCATENATE([.C78];&quot; / &quot;;[.E7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8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8" table:formula="of:=IF([.E80]=&quot;&quot;;[.C80];CONCATENATE([.C80];&quot; / &quot;;[.E80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5" office:value-type="string">
            <text:p>:m :PHOTO 寝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5" office:value-type="string">
            <text:p>:m :PHOTO 起き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8" office:value-type="string">
            <text:p>:m 記録 / お酒：飲んだ量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5" office:value-type="string">
            <text:p><text:s/>:m 食べた物 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<text:s/>:m 食べた物 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/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:m :PHOTO 寝た時刻 / 2022 / オナニー、未了、duration=XX時間ぐらい,other=~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5" office:value-type="string">
            <text:p>:m :PHOTO 起きた時刻 / 2022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 office:value-type="string">
            <text:p><text:s/>:m :PHOTO 起きた時刻 / 2022 / other=実際の時刻：４０分ぐらい前 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8"/>
          <table:table-cell table:number-columns-repeated="1017"/>
        </table:table-row>
        <table:table-row table:style-name="ro3">
          <table:table-cell table:number-columns-repeated="2"/>
          <table:table-cell table:style-name="ce17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19" office:value-type="string">
            <text:p>blank</text:p>
          </table:table-cell>
          <table:table-cell table:style-name="ce38" table:formula="of:=COUNTBLANK([.$C$2:.C17])" office:value-type="float" office:value="7">
            <text:p>7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-*</text:p>
          </table:table-cell>
          <table:table-cell table:style-name="ce39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XXX</text:p>
          </table:table-cell>
          <table:table-cell table:style-name="ce40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total</text:p>
          </table:table-cell>
          <table:table-cell table:style-name="ce38" table:formula="of:=COUNTA([.$B$2:.$B27])" office:value-type="float" office:value="9">
            <text:p>9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3"/>
          <table:table-cell table:style-name="ce19" office:value-type="string">
            <text:p>:bookmemo / 読んだ本 / 『』 / 著者=X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4"/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5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左目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目尻 / ひび割れ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8" office:value-type="string">
            <text:p>:m :PHOTO 寝た時刻 / 2022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起きた時刻 / 2022</text:p>
          </table:table-cell>
          <table:table-cell table:style-name="ce25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8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31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5">2022/03/25</text:date>, <text:time>15:22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3-25T15:22:55.93</dc:date>
    <dc:creator>iwabuchi ken</dc:creator>
    <meta:editing-duration>P44DT21H17M3S</meta:editing-duration>
    <meta:editing-cycles>14785</meta:editing-cycles>
    <meta:document-statistic meta:table-count="2" meta:cell-count="484" meta:object-count="0"/>
    <meta:user-defined meta:name="qrichtext">1</meta:user-defined>
  </office:meta>
</office:document-meta>
</file>